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size="12pt" fo:font-weight="normal" officeooo:rsid="001a112f" officeooo:paragraph-rsid="001f4a47" style:font-size-asian="12pt" style:font-weight-asian="normal" style:font-size-complex="12pt" style:font-weight-complex="normal"/>
    </style:style>
    <style:style style:name="P2" style:family="paragraph" style:parent-style-name="Preformatted_20_Text">
      <style:paragraph-properties fo:text-align="center" style:justify-single-word="false"/>
      <style:text-properties fo:font-size="12pt" fo:font-weight="bold" officeooo:rsid="001a112f" officeooo:paragraph-rsid="001f4a47" style:font-size-asian="12pt" style:font-weight-asian="bold" style:font-size-complex="12pt" style:font-weight-complex="bold"/>
    </style:style>
    <style:style style:name="T1" style:family="text">
      <style:text-properties officeooo:rsid="001bfd23"/>
    </style:style>
    <style:style style:name="T2" style:family="text">
      <style:text-properties officeooo:rsid="001cb7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aset</text:p>
      <text:p text:style-name="P1"/>
      <text:p text:style-name="P1">The dataset comes from the following series available on GEO, GSE138852. The associated article is available with this doi, 10.1038/s41593-019-0539-4 . The dataset is a single nuclei RNA sequencing project of post-mortem brain tissue from AD and control populations. The paper said that the actual sample size is going to end up being 12 individuals because, 4 individuals (2 individuals were run per batch), <text:span text:style-name="T1">had neuronal cell counts that were way to high, indicating something probably went wrong. The data available on the supplementary files on GEO also seems to be p</text:span><text:span text:style-name="T2">re</text:span><text:span text:style-name="T1">-filtered, since the number of cells they said they had left after filtering, equals the number of cells in the dataset I downloaded </text:span><text:span text:style-name="T2">(n=131214 cells)</text:span><text:span text:style-name="T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14T08:04:46.928804267</dc:date>
    <meta:editing-duration>PT21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117" meta:character-count="729" meta:non-whitespace-character-count="614"/>
  </office:meta>
</office:document-meta>
</file>